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adornments="Regular"/>
    <style:font-face style:name="Akkadian" svg:font-family="Akkadia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204cm"/>
    </style:style>
    <style:style style:name="gr9" style:family="graphic" style:parent-style-name="standard">
      <style:graphic-properties draw:stroke="none" svg:stroke-color="#000000" draw:fill="none" draw:fill-color="#ffffff" fo:min-height="0.574cm"/>
    </style:style>
    <style:style style:name="gr10" style:family="graphic" style:parent-style-name="standard">
      <style:graphic-properties draw:stroke="none" svg:stroke-color="#000000" draw:fill="none" draw:fill-color="#ffffff" fo:min-height="0.026cm"/>
    </style:style>
    <style:style style:name="co1" style:family="table-column">
      <style:table-column-properties style:column-width="2.593cm" style:use-optimal-column-width="false"/>
    </style:style>
    <style:style style:name="co2" style:family="table-column">
      <style:table-column-properties style:column-width="2.2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ce1" style:family="table-cell">
      <style:paragraph-properties fo:border="0.03pt solid #ffffff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ce3" style:family="table-cell">
      <style:paragraph-properties fo:border-left="0.03pt solid #ffffff" fo:border-right="0.03pt solid #ffffff" fo:border-top="none" fo:border-bottom="0.03pt solid #ffffff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ce4" style:family="table-cell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P1" style:family="paragraph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P2" style:family="paragraph">
      <style:text-properties fo:font-weight="bold"/>
    </style:style>
    <style:style style:name="P3" style:family="paragraph">
      <loext:graphic-properties draw:fill="none" draw:fill-color="#ffffff"/>
      <style:text-properties fo:font-weight="bold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.592cm" svg:height="7.775cm" svg:x="12.811cm" svg:y="10.31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IRQ 8</text:p>
              </table:table-cell>
            </table:table-row>
            <table:table-row table:style-name="ro1">
              <table:table-cell table:style-name="ce1">
                <text:p text:style-name="P1">IRQ 9</text:p>
              </table:table-cell>
            </table:table-row>
            <table:table-row table:style-name="ro1">
              <table:table-cell table:style-name="ce1">
                <text:p text:style-name="P1">IRQ 10</text:p>
              </table:table-cell>
            </table:table-row>
            <table:table-row table:style-name="ro1">
              <table:table-cell table:style-name="ce1">
                <text:p text:style-name="P1">IRQ 11</text:p>
              </table:table-cell>
            </table:table-row>
            <table:table-row table:style-name="ro1">
              <table:table-cell table:style-name="ce1">
                <text:p text:style-name="P1">IRQ 12</text:p>
              </table:table-cell>
            </table:table-row>
            <table:table-row table:style-name="ro1">
              <table:table-cell table:style-name="ce2">
                <text:p text:style-name="P1">IRQ 13</text:p>
              </table:table-cell>
            </table:table-row>
            <table:table-row table:style-name="ro1">
              <table:table-cell table:style-name="ce1">
                <text:p text:style-name="P1">IRQ 14</text:p>
              </table:table-cell>
            </table:table-row>
            <table:table-row table:style-name="ro1">
              <table:table-cell table:style-name="ce3">
                <text:p text:style-name="P1">IRQ 1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239cm" svg:height="7.777cm" svg:x="4.834cm" svg:y="10.30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4">
                <text:p text:style-name="P1">IRQ 0</text:p>
              </table:table-cell>
            </table:table-row>
            <table:table-row table:style-name="ro1">
              <table:table-cell table:style-name="ce4">
                <text:p text:style-name="P1">IRQ 1</text:p>
              </table:table-cell>
            </table:table-row>
            <table:table-row table:style-name="ro1">
              <table:table-cell table:style-name="ce4">
                <text:p text:style-name="P1">IRQ 2</text:p>
              </table:table-cell>
            </table:table-row>
            <table:table-row table:style-name="ro1">
              <table:table-cell table:style-name="ce4">
                <text:p text:style-name="P1">IRQ 3</text:p>
              </table:table-cell>
            </table:table-row>
            <table:table-row table:style-name="ro1">
              <table:table-cell table:style-name="ce4">
                <text:p text:style-name="P1">IRQ 4</text:p>
              </table:table-cell>
            </table:table-row>
            <table:table-row table:style-name="ro1">
              <table:table-cell table:style-name="ce4">
                <text:p text:style-name="P1">IRQ 5</text:p>
              </table:table-cell>
            </table:table-row>
            <table:table-row table:style-name="ro1">
              <table:table-cell table:style-name="ce4">
                <text:p text:style-name="P1">IRQ 6</text:p>
              </table:table-cell>
            </table:table-row>
            <table:table-row table:style-name="ro2">
              <table:table-cell table:style-name="ce4">
                <text:p text:style-name="P1">IRQ 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4.826cm" svg:height="0.962cm" svg:x="4.121cm" svg:y="9.309cm">
          <draw:text-box>
            <text:p text:style-name="P2">PIC 1 (Master)</text:p>
          </draw:text-box>
        </draw:frame>
        <draw:frame draw:style-name="gr1" draw:text-style-name="P3" draw:layer="layout" svg:width="4.445cm" svg:height="0.962cm" svg:x="12.038cm" svg:y="9.328cm">
          <draw:text-box>
            <text:p text:style-name="P2">PIC 2 (Slave)</text:p>
          </draw:text-box>
        </draw:frame>
        <draw:line draw:style-name="gr2" draw:text-style-name="P4" draw:layer="layout" svg:x1="7.858cm" svg:y1="10.779cm" svg:x2="6.969cm" svg:y2="10.779cm">
          <text:p/>
        </draw:line>
        <draw:line draw:style-name="gr2" draw:text-style-name="P4" draw:layer="layout" svg:x1="7.859cm" svg:y1="11.679cm" svg:x2="6.97cm" svg:y2="11.679cm">
          <text:p/>
        </draw:line>
        <draw:line draw:style-name="gr2" draw:text-style-name="P4" draw:layer="layout" svg:x1="12.43cm" svg:y1="12.684cm" svg:x2="6.97cm" svg:y2="12.679cm">
          <text:p/>
        </draw:line>
        <draw:line draw:style-name="gr2" draw:text-style-name="P4" draw:layer="layout" svg:x1="7.859cm" svg:y1="13.679cm" svg:x2="6.97cm" svg:y2="13.679cm">
          <text:p/>
        </draw:line>
        <draw:line draw:style-name="gr2" draw:text-style-name="P4" draw:layer="layout" svg:x1="7.859cm" svg:y1="14.679cm" svg:x2="6.97cm" svg:y2="14.679cm">
          <text:p/>
        </draw:line>
        <draw:line draw:style-name="gr2" draw:text-style-name="P4" draw:layer="layout" svg:x1="7.86cm" svg:y1="15.679cm" svg:x2="6.971cm" svg:y2="15.679cm">
          <text:p/>
        </draw:line>
        <draw:line draw:style-name="gr3" draw:text-style-name="P4" draw:layer="layout" svg:x1="7.861cm" svg:y1="16.579cm" svg:x2="6.972cm" svg:y2="16.579cm">
          <text:p/>
        </draw:line>
        <draw:line draw:style-name="gr3" draw:text-style-name="P4" draw:layer="layout" svg:x1="7.862cm" svg:y1="17.579cm" svg:x2="6.973cm" svg:y2="17.579cm">
          <text:p/>
        </draw:line>
        <draw:line draw:style-name="gr4" draw:text-style-name="P4" draw:layer="layout" svg:x1="16.159cm" svg:y1="10.779cm" svg:x2="15.27cm" svg:y2="10.779cm">
          <text:p/>
        </draw:line>
        <draw:line draw:style-name="gr4" draw:text-style-name="P4" draw:layer="layout" svg:x1="16.16cm" svg:y1="11.679cm" svg:x2="15.271cm" svg:y2="11.679cm">
          <text:p/>
        </draw:line>
        <draw:line draw:style-name="gr4" draw:text-style-name="P4" draw:layer="layout" svg:x1="16.16cm" svg:y1="12.679cm" svg:x2="15.271cm" svg:y2="12.679cm">
          <text:p/>
        </draw:line>
        <draw:line draw:style-name="gr4" draw:text-style-name="P4" draw:layer="layout" svg:x1="16.16cm" svg:y1="13.679cm" svg:x2="15.271cm" svg:y2="13.679cm">
          <text:p/>
        </draw:line>
        <draw:line draw:style-name="gr4" draw:text-style-name="P4" draw:layer="layout" svg:x1="16.16cm" svg:y1="14.679cm" svg:x2="15.271cm" svg:y2="14.679cm">
          <text:p/>
        </draw:line>
        <draw:line draw:style-name="gr4" draw:text-style-name="P4" draw:layer="layout" svg:x1="16.161cm" svg:y1="15.679cm" svg:x2="15.272cm" svg:y2="15.679cm">
          <text:p/>
        </draw:line>
        <draw:line draw:style-name="gr5" draw:text-style-name="P4" draw:layer="layout" svg:x1="16.162cm" svg:y1="16.579cm" svg:x2="15.273cm" svg:y2="16.579cm">
          <text:p/>
        </draw:line>
        <draw:line draw:style-name="gr5" draw:text-style-name="P4" draw:layer="layout" svg:x1="16.163cm" svg:y1="17.579cm" svg:x2="15.274cm" svg:y2="17.579cm">
          <text:p/>
        </draw:line>
        <draw:line draw:style-name="gr6" draw:text-style-name="P4" draw:layer="layout" svg:x1="14.081cm" svg:y1="18.272cm" svg:x2="14.081cm" svg:y2="19.161cm">
          <text:p/>
        </draw:line>
        <draw:line draw:style-name="gr6" draw:text-style-name="P4" draw:layer="layout" svg:x1="12.43cm" svg:y1="19.161cm" svg:x2="14.081cm" svg:y2="19.161cm">
          <text:p/>
        </draw:line>
        <draw:line draw:style-name="gr6" draw:text-style-name="P4" draw:layer="layout" svg:x1="12.43cm" svg:y1="19.162cm" svg:x2="12.43cm" svg:y2="12.684cm">
          <text:p/>
        </draw:line>
        <draw:line draw:style-name="gr7" draw:text-style-name="P4" draw:layer="layout" svg:x1="5.953cm" svg:y1="18.145cm" svg:x2="5.953cm" svg:y2="19.161cm">
          <text:p/>
        </draw:line>
        <draw:frame draw:style-name="gr1" draw:text-style-name="P3" draw:layer="layout" svg:width="1.905cm" svg:height="0.962cm" svg:x="5.064cm" svg:y="19.015cm">
          <draw:text-box>
            <text:p text:style-name="P2">CPU</text:p>
          </draw:text-box>
        </draw:frame>
        <draw:frame draw:style-name="gr8" draw:text-style-name="P3" draw:layer="layout" svg:width="4.318cm" svg:height="0.962cm" svg:x="7.858cm" svg:y="10.325cm">
          <draw:text-box>
            <text:p text:style-name="P2">PIT (Timer)</text:p>
          </draw:text-box>
        </draw:frame>
        <draw:frame draw:style-name="gr9" draw:text-style-name="P3" draw:layer="layout" svg:width="3.682cm" svg:height="0.962cm" svg:x="7.859cm" svg:y="11.225cm">
          <draw:text-box>
            <text:p text:style-name="P2">Keyboard</text:p>
          </draw:text-box>
        </draw:frame>
        <draw:frame draw:style-name="gr10" draw:text-style-name="P3" draw:layer="layout" svg:width="4.436cm" svg:height="0.962cm" svg:x="16.122cm" svg:y="14.186cm">
          <draw:text-box>
            <text:p text:style-name="P2">PS/2 Mouse</text:p>
          </draw:text-box>
        </draw:frame>
        <draw:frame draw:style-name="gr8" draw:text-style-name="P3" draw:layer="layout" svg:width="4.318cm" svg:height="0.962cm" svg:x="16.113cm" svg:y="10.325cm">
          <draw:text-box>
            <text:p text:style-name="P2">RT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adornments="Regular"/>
    <style:font-face style:name="Akkadian" svg:font-family="Akkadia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4:53:25.107504439</meta:creation-date>
    <dc:date>2017-05-21T18:16:58.257969929</dc:date>
    <meta:editing-duration>PT3H13M21S</meta:editing-duration>
    <meta:editing-cycles>4</meta:editing-cycles>
    <meta:generator>LibreOffice/5.1.6.2$Linux_X86_64 LibreOffice_project/10m0$Build-2</meta:generator>
    <meta:document-statistic meta:object-count="29"/>
  </office:meta>
</office:document-meta>
</file>